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nguageException.getString( char [ ] buffer , int start , int en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anguageException.LanguageException( String message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nguageException.LanguageException( String message , String filename , CompilerError [ ] err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anguageException.Languag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nguageException.printStackTrace( PrintWriter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anguageException.getSource( String filenam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2">
            <text:p text:style-name="Table_20_Contents">22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LanguageException.printStackTr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anguageException.getMessag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LanguageException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anguageException.printStackTrace( PrintStream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